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FileStreamCache.write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StreamCache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FileStreamCache.outputContents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mpFileStreamCache.TempFileStream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mpFileStreamCach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mpFileStreamCache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